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0.3339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572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1.8902in"/>
    </style:style>
    <style:style style:name="co8" style:family="table-column">
      <style:table-column-properties fo:break-before="auto" style:column-width="4.1055in"/>
    </style:style>
    <style:style style:name="co9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1" table:default-cell-style-name="ce5"/>
        <table:table-column table:style-name="co1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3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11"/>
        <table:table-column table:style-name="co1" table:number-columns-repeated="1636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9" office:value-type="string" calcext:value-type="string">
            <text:p>Link (Ctrl click)</text:p>
          </table:table-cell>
          <table:table-cell table:style-name="ce12"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+[.C2]" office:value-type="float" office:value="1" calcext:value-type="float">
            <text:p>1</text:p>
          </table:table-cell>
          <table:table-cell table:style-name="ce6" table:formula="of:=IF([.D2]&gt;=1000000; TEXT([.D2]/1000000; &quot;0.0#&quot;)&amp;&quot; M&quot;; IF([.D2]&gt;=1000; TEXT([.D2]/1000; &quot;0.0#&quot;)&amp;&quot; k&quot;;  IF([.D2]&gt;=1; TEXT([.D2]; &quot;0.0#&quot;);IF([.D2]&gt;=0.001; TEXT([.D2]*1000; &quot;0.0#&quot;)&amp;&quot; m&quot;; IF([.D2]&gt;=0.000001; TEXT([.D2]*1000000; &quot;0.0#&quot;)&amp;&quot; µ&quot;;IF([.D2]&gt;=0.000000001; TEXT([.D2]*1000000000; &quot;0.0#&quot;)&amp;&quot; n&quot;; IF([.D2]&gt;=0.000000000001; TEXT([.D2]*1000000000000; &quot;0.0#&quot;)&amp;&quot; p&quot;;TEXT([.D2]; &quot;0.0#&quot;))))))))" office:value-type="string" office:string-value="1.0" calcext:value-type="string">
            <text:p>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]+[.C3]" office:value-type="float" office:value="0" calcext:value-type="float">
            <text:p>0</text:p>
          </table:table-cell>
          <table:table-cell table:style-name="ce6" table:formula="of:=IF([.D3]&gt;=1000000; TEXT([.D3]/1000000; &quot;0.0#&quot;)&amp;&quot; M&quot;; IF([.D3]&gt;=1000; TEXT([.D3]/1000; &quot;0.0#&quot;)&amp;&quot; k&quot;;  IF([.D3]&gt;=1; TEXT([.D3]; &quot;0.0#&quot;);IF([.D3]&gt;=0.001; TEXT([.D3]*1000; &quot;0.0#&quot;)&amp;&quot; m&quot;; IF([.D3]&gt;=0.000001; TEXT([.D3]*1000000; &quot;0.0#&quot;)&amp;&quot; µ&quot;;IF([.D3]&gt;=0.000000001; TEXT([.D3]*1000000000; &quot;0.0#&quot;)&amp;&quot; n&quot;; IF([.D3]&gt;=0.000000000001; TEXT([.D3]*1000000000000; &quot;0.0#&quot;)&amp;&quot; p&quot;;TEXT([.D3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]+[.C4]" office:value-type="float" office:value="0" calcext:value-type="float">
            <text:p>0</text:p>
          </table:table-cell>
          <table:table-cell table:style-name="ce6" table:formula="of:=IF([.D4]&gt;=1000000; TEXT([.D4]/1000000; &quot;0.0#&quot;)&amp;&quot; M&quot;; IF([.D4]&gt;=1000; TEXT([.D4]/1000; &quot;0.0#&quot;)&amp;&quot; k&quot;;  IF([.D4]&gt;=1; TEXT([.D4]; &quot;0.0#&quot;);IF([.D4]&gt;=0.001; TEXT([.D4]*1000; &quot;0.0#&quot;)&amp;&quot; m&quot;; IF([.D4]&gt;=0.000001; TEXT([.D4]*1000000; &quot;0.0#&quot;)&amp;&quot; µ&quot;;IF([.D4]&gt;=0.000000001; TEXT([.D4]*1000000000; &quot;0.0#&quot;)&amp;&quot; n&quot;; IF([.D4]&gt;=0.000000000001; TEXT([.D4]*1000000000000; &quot;0.0#&quot;)&amp;&quot; p&quot;;TEXT([.D4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]+[.C5]" office:value-type="float" office:value="0" calcext:value-type="float">
            <text:p>0</text:p>
          </table:table-cell>
          <table:table-cell table:style-name="ce6" table:formula="of:=IF([.D5]&gt;=1000000; TEXT([.D5]/1000000; &quot;0.0#&quot;)&amp;&quot; M&quot;; IF([.D5]&gt;=1000; TEXT([.D5]/1000; &quot;0.0#&quot;)&amp;&quot; k&quot;;  IF([.D5]&gt;=1; TEXT([.D5]; &quot;0.0#&quot;);IF([.D5]&gt;=0.001; TEXT([.D5]*1000; &quot;0.0#&quot;)&amp;&quot; m&quot;; IF([.D5]&gt;=0.000001; TEXT([.D5]*1000000; &quot;0.0#&quot;)&amp;&quot; µ&quot;;IF([.D5]&gt;=0.000000001; TEXT([.D5]*1000000000; &quot;0.0#&quot;)&amp;&quot; n&quot;; IF([.D5]&gt;=0.000000000001; TEXT([.D5]*1000000000000; &quot;0.0#&quot;)&amp;&quot; p&quot;;TEXT([.D5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6]+[.C6]" office:value-type="float" office:value="0" calcext:value-type="float">
            <text:p>0</text:p>
          </table:table-cell>
          <table:table-cell table:style-name="ce6" table:formula="of:=IF([.D6]&gt;=1000000; TEXT([.D6]/1000000; &quot;0.0#&quot;)&amp;&quot; M&quot;; IF([.D6]&gt;=1000; TEXT([.D6]/1000; &quot;0.0#&quot;)&amp;&quot; k&quot;;  IF([.D6]&gt;=1; TEXT([.D6]; &quot;0.0#&quot;);IF([.D6]&gt;=0.001; TEXT([.D6]*1000; &quot;0.0#&quot;)&amp;&quot; m&quot;; IF([.D6]&gt;=0.000001; TEXT([.D6]*1000000; &quot;0.0#&quot;)&amp;&quot; µ&quot;;IF([.D6]&gt;=0.000000001; TEXT([.D6]*1000000000; &quot;0.0#&quot;)&amp;&quot; n&quot;; IF([.D6]&gt;=0.000000000001; TEXT([.D6]*1000000000000; &quot;0.0#&quot;)&amp;&quot; p&quot;;TEXT([.D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7]+[.C7]" office:value-type="float" office:value="0" calcext:value-type="float">
            <text:p>0</text:p>
          </table:table-cell>
          <table:table-cell table:style-name="ce6" table:formula="of:=IF([.D7]&gt;=1000000; TEXT([.D7]/1000000; &quot;0.0#&quot;)&amp;&quot; M&quot;; IF([.D7]&gt;=1000; TEXT([.D7]/1000; &quot;0.0#&quot;)&amp;&quot; k&quot;;  IF([.D7]&gt;=1; TEXT([.D7]; &quot;0.0#&quot;);IF([.D7]&gt;=0.001; TEXT([.D7]*1000; &quot;0.0#&quot;)&amp;&quot; m&quot;; IF([.D7]&gt;=0.000001; TEXT([.D7]*1000000; &quot;0.0#&quot;)&amp;&quot; µ&quot;;IF([.D7]&gt;=0.000000001; TEXT([.D7]*1000000000; &quot;0.0#&quot;)&amp;&quot; n&quot;; IF([.D7]&gt;=0.000000000001; TEXT([.D7]*1000000000000; &quot;0.0#&quot;)&amp;&quot; p&quot;;TEXT([.D7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8]+[.C8]" office:value-type="float" office:value="0" calcext:value-type="float">
            <text:p>0</text:p>
          </table:table-cell>
          <table:table-cell table:style-name="ce6" table:formula="of:=IF([.D8]&gt;=1000000; TEXT([.D8]/1000000; &quot;0.0#&quot;)&amp;&quot; M&quot;; IF([.D8]&gt;=1000; TEXT([.D8]/1000; &quot;0.0#&quot;)&amp;&quot; k&quot;;  IF([.D8]&gt;=1; TEXT([.D8]; &quot;0.0#&quot;);IF([.D8]&gt;=0.001; TEXT([.D8]*1000; &quot;0.0#&quot;)&amp;&quot; m&quot;; IF([.D8]&gt;=0.000001; TEXT([.D8]*1000000; &quot;0.0#&quot;)&amp;&quot; µ&quot;;IF([.D8]&gt;=0.000000001; TEXT([.D8]*1000000000; &quot;0.0#&quot;)&amp;&quot; n&quot;; IF([.D8]&gt;=0.000000000001; TEXT([.D8]*1000000000000; &quot;0.0#&quot;)&amp;&quot; p&quot;;TEXT([.D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9]+[.C9]" office:value-type="float" office:value="0" calcext:value-type="float">
            <text:p>0</text:p>
          </table:table-cell>
          <table:table-cell table:style-name="ce6" table:formula="of:=IF([.D9]&gt;=1000000; TEXT([.D9]/1000000; &quot;0.0#&quot;)&amp;&quot; M&quot;; IF([.D9]&gt;=1000; TEXT([.D9]/1000; &quot;0.0#&quot;)&amp;&quot; k&quot;;  IF([.D9]&gt;=1; TEXT([.D9]; &quot;0.0#&quot;);IF([.D9]&gt;=0.001; TEXT([.D9]*1000; &quot;0.0#&quot;)&amp;&quot; m&quot;; IF([.D9]&gt;=0.000001; TEXT([.D9]*1000000; &quot;0.0#&quot;)&amp;&quot; µ&quot;;IF([.D9]&gt;=0.000000001; TEXT([.D9]*1000000000; &quot;0.0#&quot;)&amp;&quot; n&quot;; IF([.D9]&gt;=0.000000000001; TEXT([.D9]*1000000000000; &quot;0.0#&quot;)&amp;&quot; p&quot;;TEXT([.D9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0]+[.C10]" office:value-type="float" office:value="0" calcext:value-type="float">
            <text:p>0</text:p>
          </table:table-cell>
          <table:table-cell table:style-name="ce6" table:formula="of:=IF([.D10]&gt;=1000000; TEXT([.D10]/1000000; &quot;0.0#&quot;)&amp;&quot; M&quot;; IF([.D10]&gt;=1000; TEXT([.D10]/1000; &quot;0.0#&quot;)&amp;&quot; k&quot;;  IF([.D10]&gt;=1; TEXT([.D10]; &quot;0.0#&quot;);IF([.D10]&gt;=0.001; TEXT([.D10]*1000; &quot;0.0#&quot;)&amp;&quot; m&quot;; IF([.D10]&gt;=0.000001; TEXT([.D10]*1000000; &quot;0.0#&quot;)&amp;&quot; µ&quot;;IF([.D10]&gt;=0.000000001; TEXT([.D10]*1000000000; &quot;0.0#&quot;)&amp;&quot; n&quot;; IF([.D10]&gt;=0.000000000001; TEXT([.D10]*1000000000000; &quot;0.0#&quot;)&amp;&quot; p&quot;;TEXT([.D10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1]+[.C11]" office:value-type="float" office:value="0" calcext:value-type="float">
            <text:p>0</text:p>
          </table:table-cell>
          <table:table-cell table:style-name="ce6" table:formula="of:=IF([.D11]&gt;=1000000; TEXT([.D11]/1000000; &quot;0.0#&quot;)&amp;&quot; M&quot;; IF([.D11]&gt;=1000; TEXT([.D11]/1000; &quot;0.0#&quot;)&amp;&quot; k&quot;;  IF([.D11]&gt;=1; TEXT([.D11]; &quot;0.0#&quot;);IF([.D11]&gt;=0.001; TEXT([.D11]*1000; &quot;0.0#&quot;)&amp;&quot; m&quot;; IF([.D11]&gt;=0.000001; TEXT([.D11]*1000000; &quot;0.0#&quot;)&amp;&quot; µ&quot;;IF([.D11]&gt;=0.000000001; TEXT([.D11]*1000000000; &quot;0.0#&quot;)&amp;&quot; n&quot;; IF([.D11]&gt;=0.000000000001; TEXT([.D11]*1000000000000; &quot;0.0#&quot;)&amp;&quot; p&quot;;TEXT([.D11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2]+[.C12]" office:value-type="float" office:value="0" calcext:value-type="float">
            <text:p>0</text:p>
          </table:table-cell>
          <table:table-cell table:style-name="ce6" table:formula="of:=IF([.D12]&gt;=1000000; TEXT([.D12]/1000000; &quot;0.0#&quot;)&amp;&quot; M&quot;; IF([.D12]&gt;=1000; TEXT([.D12]/1000; &quot;0.0#&quot;)&amp;&quot; k&quot;;  IF([.D12]&gt;=1; TEXT([.D12]; &quot;0.0#&quot;);IF([.D12]&gt;=0.001; TEXT([.D12]*1000; &quot;0.0#&quot;)&amp;&quot; m&quot;; IF([.D12]&gt;=0.000001; TEXT([.D12]*1000000; &quot;0.0#&quot;)&amp;&quot; µ&quot;;IF([.D12]&gt;=0.000000001; TEXT([.D12]*1000000000; &quot;0.0#&quot;)&amp;&quot; n&quot;; IF([.D12]&gt;=0.000000000001; TEXT([.D12]*1000000000000; &quot;0.0#&quot;)&amp;&quot; p&quot;;TEXT([.D12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3]+[.C13]" office:value-type="float" office:value="0" calcext:value-type="float">
            <text:p>0</text:p>
          </table:table-cell>
          <table:table-cell table:style-name="ce6" table:formula="of:=IF([.D13]&gt;=1000000; TEXT([.D13]/1000000; &quot;0.0#&quot;)&amp;&quot; M&quot;; IF([.D13]&gt;=1000; TEXT([.D13]/1000; &quot;0.0#&quot;)&amp;&quot; k&quot;;  IF([.D13]&gt;=1; TEXT([.D13]; &quot;0.0#&quot;);IF([.D13]&gt;=0.001; TEXT([.D13]*1000; &quot;0.0#&quot;)&amp;&quot; m&quot;; IF([.D13]&gt;=0.000001; TEXT([.D13]*1000000; &quot;0.0#&quot;)&amp;&quot; µ&quot;;IF([.D13]&gt;=0.000000001; TEXT([.D13]*1000000000; &quot;0.0#&quot;)&amp;&quot; n&quot;; IF([.D13]&gt;=0.000000000001; TEXT([.D13]*1000000000000; &quot;0.0#&quot;)&amp;&quot; p&quot;;TEXT([.D13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4]+[.C14]" office:value-type="float" office:value="0" calcext:value-type="float">
            <text:p>0</text:p>
          </table:table-cell>
          <table:table-cell table:style-name="ce6" table:formula="of:=IF([.D14]&gt;=1000000; TEXT([.D14]/1000000; &quot;0.0#&quot;)&amp;&quot; M&quot;; IF([.D14]&gt;=1000; TEXT([.D14]/1000; &quot;0.0#&quot;)&amp;&quot; k&quot;;  IF([.D14]&gt;=1; TEXT([.D14]; &quot;0.0#&quot;);IF([.D14]&gt;=0.001; TEXT([.D14]*1000; &quot;0.0#&quot;)&amp;&quot; m&quot;; IF([.D14]&gt;=0.000001; TEXT([.D14]*1000000; &quot;0.0#&quot;)&amp;&quot; µ&quot;;IF([.D14]&gt;=0.000000001; TEXT([.D14]*1000000000; &quot;0.0#&quot;)&amp;&quot; n&quot;; IF([.D14]&gt;=0.000000000001; TEXT([.D14]*1000000000000; &quot;0.0#&quot;)&amp;&quot; p&quot;;TEXT([.D14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5]+[.C15]" office:value-type="float" office:value="0" calcext:value-type="float">
            <text:p>0</text:p>
          </table:table-cell>
          <table:table-cell table:style-name="ce6" table:formula="of:=IF([.D15]&gt;=1000000; TEXT([.D15]/1000000; &quot;0.0#&quot;)&amp;&quot; M&quot;; IF([.D15]&gt;=1000; TEXT([.D15]/1000; &quot;0.0#&quot;)&amp;&quot; k&quot;;  IF([.D15]&gt;=1; TEXT([.D15]; &quot;0.0#&quot;);IF([.D15]&gt;=0.001; TEXT([.D15]*1000; &quot;0.0#&quot;)&amp;&quot; m&quot;; IF([.D15]&gt;=0.000001; TEXT([.D15]*1000000; &quot;0.0#&quot;)&amp;&quot; µ&quot;;IF([.D15]&gt;=0.000000001; TEXT([.D15]*1000000000; &quot;0.0#&quot;)&amp;&quot; n&quot;; IF([.D15]&gt;=0.000000000001; TEXT([.D15]*1000000000000; &quot;0.0#&quot;)&amp;&quot; p&quot;;TEXT([.D15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6]+[.C16]" office:value-type="float" office:value="0" calcext:value-type="float">
            <text:p>0</text:p>
          </table:table-cell>
          <table:table-cell table:style-name="ce6" table:formula="of:=IF([.D16]&gt;=1000000; TEXT([.D16]/1000000; &quot;0.0#&quot;)&amp;&quot; M&quot;; IF([.D16]&gt;=1000; TEXT([.D16]/1000; &quot;0.0#&quot;)&amp;&quot; k&quot;;  IF([.D16]&gt;=1; TEXT([.D16]; &quot;0.0#&quot;);IF([.D16]&gt;=0.001; TEXT([.D16]*1000; &quot;0.0#&quot;)&amp;&quot; m&quot;; IF([.D16]&gt;=0.000001; TEXT([.D16]*1000000; &quot;0.0#&quot;)&amp;&quot; µ&quot;;IF([.D16]&gt;=0.000000001; TEXT([.D16]*1000000000; &quot;0.0#&quot;)&amp;&quot; n&quot;; IF([.D16]&gt;=0.000000000001; TEXT([.D16]*1000000000000; &quot;0.0#&quot;)&amp;&quot; p&quot;;TEXT([.D1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7]+[.C17]" office:value-type="float" office:value="0" calcext:value-type="float">
            <text:p>0</text:p>
          </table:table-cell>
          <table:table-cell table:style-name="ce6" table:formula="of:=IF([.D17]&gt;=1000000; TEXT([.D17]/1000000; &quot;0.0#&quot;)&amp;&quot; M&quot;; IF([.D17]&gt;=1000; TEXT([.D17]/1000; &quot;0.0#&quot;)&amp;&quot; k&quot;;  IF([.D17]&gt;=1; TEXT([.D17]; &quot;0.0#&quot;);IF([.D17]&gt;=0.001; TEXT([.D17]*1000; &quot;0.0#&quot;)&amp;&quot; m&quot;; IF([.D17]&gt;=0.000001; TEXT([.D17]*1000000; &quot;0.0#&quot;)&amp;&quot; µ&quot;;IF([.D17]&gt;=0.000000001; TEXT([.D17]*1000000000; &quot;0.0#&quot;)&amp;&quot; n&quot;; IF([.D17]&gt;=0.000000000001; TEXT([.D17]*1000000000000; &quot;0.0#&quot;)&amp;&quot; p&quot;;TEXT([.D17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8]+[.C18]" office:value-type="float" office:value="0" calcext:value-type="float">
            <text:p>0</text:p>
          </table:table-cell>
          <table:table-cell table:style-name="ce6" table:formula="of:=IF([.D18]&gt;=1000000; TEXT([.D18]/1000000; &quot;0.0#&quot;)&amp;&quot; M&quot;; IF([.D18]&gt;=1000; TEXT([.D18]/1000; &quot;0.0#&quot;)&amp;&quot; k&quot;;  IF([.D18]&gt;=1; TEXT([.D18]; &quot;0.0#&quot;);IF([.D18]&gt;=0.001; TEXT([.D18]*1000; &quot;0.0#&quot;)&amp;&quot; m&quot;; IF([.D18]&gt;=0.000001; TEXT([.D18]*1000000; &quot;0.0#&quot;)&amp;&quot; µ&quot;;IF([.D18]&gt;=0.000000001; TEXT([.D18]*1000000000; &quot;0.0#&quot;)&amp;&quot; n&quot;; IF([.D18]&gt;=0.000000000001; TEXT([.D18]*1000000000000; &quot;0.0#&quot;)&amp;&quot; p&quot;;TEXT([.D1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9]+[.C19]" office:value-type="float" office:value="0" calcext:value-type="float">
            <text:p>0</text:p>
          </table:table-cell>
          <table:table-cell table:style-name="ce6" table:formula="of:=IF([.D19]&gt;=1000000; TEXT([.D19]/1000000; &quot;0.0#&quot;)&amp;&quot; M&quot;; IF([.D19]&gt;=1000; TEXT([.D19]/1000; &quot;0.0#&quot;)&amp;&quot; k&quot;;  IF([.D19]&gt;=1; TEXT([.D19]; &quot;0.0#&quot;);IF([.D19]&gt;=0.001; TEXT([.D19]*1000; &quot;0.0#&quot;)&amp;&quot; m&quot;; IF([.D19]&gt;=0.000001; TEXT([.D19]*1000000; &quot;0.0#&quot;)&amp;&quot; µ&quot;;IF([.D19]&gt;=0.000000001; TEXT([.D19]*1000000000; &quot;0.0#&quot;)&amp;&quot; n&quot;; IF([.D19]&gt;=0.000000000001; TEXT([.D19]*1000000000000; &quot;0.0#&quot;)&amp;&quot; p&quot;;TEXT([.D19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1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0]+[.C20]" office:value-type="float" office:value="0" calcext:value-type="float">
            <text:p>0</text:p>
          </table:table-cell>
          <table:table-cell table:style-name="ce6" table:formula="of:=IF([.D20]&gt;=1000000; TEXT([.D20]/1000000; &quot;0.0#&quot;)&amp;&quot; M&quot;; IF([.D20]&gt;=1000; TEXT([.D20]/1000; &quot;0.0#&quot;)&amp;&quot; k&quot;;  IF([.D20]&gt;=1; TEXT([.D20]; &quot;0.0#&quot;);IF([.D20]&gt;=0.001; TEXT([.D20]*1000; &quot;0.0#&quot;)&amp;&quot; m&quot;; IF([.D20]&gt;=0.000001; TEXT([.D20]*1000000; &quot;0.0#&quot;)&amp;&quot; µ&quot;;IF([.D20]&gt;=0.000000001; TEXT([.D20]*1000000000; &quot;0.0#&quot;)&amp;&quot; n&quot;; IF([.D20]&gt;=0.000000000001; TEXT([.D20]*1000000000000; &quot;0.0#&quot;)&amp;&quot; p&quot;;TEXT([.D20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2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1]+[.C21]" office:value-type="float" office:value="0" calcext:value-type="float">
            <text:p>0</text:p>
          </table:table-cell>
          <table:table-cell table:style-name="ce6" table:formula="of:=IF([.D21]&gt;=1000000; TEXT([.D21]/1000000; &quot;0.0#&quot;)&amp;&quot; M&quot;; IF([.D21]&gt;=1000; TEXT([.D21]/1000; &quot;0.0#&quot;)&amp;&quot; k&quot;;  IF([.D21]&gt;=1; TEXT([.D21]; &quot;0.0#&quot;);IF([.D21]&gt;=0.001; TEXT([.D21]*1000; &quot;0.0#&quot;)&amp;&quot; m&quot;; IF([.D21]&gt;=0.000001; TEXT([.D21]*1000000; &quot;0.0#&quot;)&amp;&quot; µ&quot;;IF([.D21]&gt;=0.000000001; TEXT([.D21]*1000000000; &quot;0.0#&quot;)&amp;&quot; n&quot;; IF([.D21]&gt;=0.000000000001; TEXT([.D21]*1000000000000; &quot;0.0#&quot;)&amp;&quot; p&quot;;TEXT([.D21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2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2]+[.C22]" office:value-type="float" office:value="0" calcext:value-type="float">
            <text:p>0</text:p>
          </table:table-cell>
          <table:table-cell table:style-name="ce6" table:formula="of:=IF([.D22]&gt;=1000000; TEXT([.D22]/1000000; &quot;0.0#&quot;)&amp;&quot; M&quot;; IF([.D22]&gt;=1000; TEXT([.D22]/1000; &quot;0.0#&quot;)&amp;&quot; k&quot;;  IF([.D22]&gt;=1; TEXT([.D22]; &quot;0.0#&quot;);IF([.D22]&gt;=0.001; TEXT([.D22]*1000; &quot;0.0#&quot;)&amp;&quot; m&quot;; IF([.D22]&gt;=0.000001; TEXT([.D22]*1000000; &quot;0.0#&quot;)&amp;&quot; µ&quot;;IF([.D22]&gt;=0.000000001; TEXT([.D22]*1000000000; &quot;0.0#&quot;)&amp;&quot; n&quot;; IF([.D22]&gt;=0.000000000001; TEXT([.D22]*1000000000000; &quot;0.0#&quot;)&amp;&quot; p&quot;;TEXT([.D22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1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2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3]+[.C23]" office:value-type="float" office:value="0" calcext:value-type="float">
            <text:p>0</text:p>
          </table:table-cell>
          <table:table-cell table:style-name="ce6" table:formula="of:=IF([.D23]&gt;=1000000; TEXT([.D23]/1000000; &quot;0.0#&quot;)&amp;&quot; M&quot;; IF([.D23]&gt;=1000; TEXT([.D23]/1000; &quot;0.0#&quot;)&amp;&quot; k&quot;;  IF([.D23]&gt;=1; TEXT([.D23]; &quot;0.0#&quot;);IF([.D23]&gt;=0.001; TEXT([.D23]*1000; &quot;0.0#&quot;)&amp;&quot; m&quot;; IF([.D23]&gt;=0.000001; TEXT([.D23]*1000000; &quot;0.0#&quot;)&amp;&quot; µ&quot;;IF([.D23]&gt;=0.000000001; TEXT([.D23]*1000000000; &quot;0.0#&quot;)&amp;&quot; n&quot;; IF([.D23]&gt;=0.000000000001; TEXT([.D23]*1000000000000; &quot;0.0#&quot;)&amp;&quot; p&quot;;TEXT([.D23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2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2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4]+[.C24]" office:value-type="float" office:value="0" calcext:value-type="float">
            <text:p>0</text:p>
          </table:table-cell>
          <table:table-cell table:style-name="ce6" table:formula="of:=IF([.D24]&gt;=1000000; TEXT([.D24]/1000000; &quot;0.0#&quot;)&amp;&quot; M&quot;; IF([.D24]&gt;=1000; TEXT([.D24]/1000; &quot;0.0#&quot;)&amp;&quot; k&quot;;  IF([.D24]&gt;=1; TEXT([.D24]; &quot;0.0#&quot;);IF([.D24]&gt;=0.001; TEXT([.D24]*1000; &quot;0.0#&quot;)&amp;&quot; m&quot;; IF([.D24]&gt;=0.000001; TEXT([.D24]*1000000; &quot;0.0#&quot;)&amp;&quot; µ&quot;;IF([.D24]&gt;=0.000000001; TEXT([.D24]*1000000000; &quot;0.0#&quot;)&amp;&quot; n&quot;; IF([.D24]&gt;=0.000000000001; TEXT([.D24]*1000000000000; &quot;0.0#&quot;)&amp;&quot; p&quot;;TEXT([.D24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3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2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5]+[.C25]" office:value-type="float" office:value="0" calcext:value-type="float">
            <text:p>0</text:p>
          </table:table-cell>
          <table:table-cell table:style-name="ce6" table:formula="of:=IF([.D25]&gt;=1000000; TEXT([.D25]/1000000; &quot;0.0#&quot;)&amp;&quot; M&quot;; IF([.D25]&gt;=1000; TEXT([.D25]/1000; &quot;0.0#&quot;)&amp;&quot; k&quot;;  IF([.D25]&gt;=1; TEXT([.D25]; &quot;0.0#&quot;);IF([.D25]&gt;=0.001; TEXT([.D25]*1000; &quot;0.0#&quot;)&amp;&quot; m&quot;; IF([.D25]&gt;=0.000001; TEXT([.D25]*1000000; &quot;0.0#&quot;)&amp;&quot; µ&quot;;IF([.D25]&gt;=0.000000001; TEXT([.D25]*1000000000; &quot;0.0#&quot;)&amp;&quot; n&quot;; IF([.D25]&gt;=0.000000000001; TEXT([.D25]*1000000000000; &quot;0.0#&quot;)&amp;&quot; p&quot;;TEXT([.D25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ip Resistor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4</text:p>
          </table:table-cell>
          <table:table-cell office:value-type="string" calcext:value-type="string">
            <text:p>Resistors 3\IMG_9442.JPG</text:p>
          </table:table-cell>
          <table:table-cell table:style-name="ce10" table:formula="of:=HYPERLINK([.N2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/>
          <table:table-cell table:style-name="ce2"/>
          <table:table-cell table:number-columns-repeated="3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 table:number-rows-repeated="2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 table:number-columns-repeated="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 table:number-rows-repeated="5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 table:number-rows-repeated="3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3"/>
          <table:table-cell table:style-name="ce8" table:number-columns-repeated="2"/>
          <table:table-cell table:number-columns-repeated="4"/>
          <table:table-cell table:style-name="ce10"/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/>
          <table:table-cell table:style-name="ce13"/>
          <table:table-cell table:number-columns-repeated="16368"/>
        </table:table-row>
        <table:table-row table:style-name="ro1" table:number-rows-repeated="2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/>
          <table:table-cell table:number-columns-repeated="16369"/>
        </table:table-row>
        <table:table-row table:style-name="ro1" table:number-rows-repeated="10">
          <table:table-cell table:number-columns-repeated="2"/>
          <table:table-cell table:style-name="ce3"/>
          <table:table-cell/>
          <table:table-cell table:style-name="ce6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6381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 style:data-style-name="N2" text:time-value="12:15:59.8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18:53:12</meta:creation-date>
    <dc:language>en-US</dc:language>
    <dc:date>2026-01-23T12:47:49.824000000</dc:date>
    <meta:editing-cycles>26</meta:editing-cycles>
    <meta:editing-duration>P2DT12H29M38S</meta:editing-duration>
    <meta:generator>LibreOffice/24.2.5.2$Windows_X86_64 LibreOffice_project/bffef4ea93e59bebbeaf7f431bb02b1a39ee8a59</meta:generator>
    <meta:document-statistic meta:table-count="1" meta:cell-count="257" meta:object-count="0"/>
    <meta:user-defined meta:name="AppVersion">15.0000</meta:user-defined>
  </office:meta>
</office:document-meta>
</file>